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Times New Roman" style:font-name-complex="Times New Roman"/>
    </style:style>
    <style:style style:name="P3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line-height="150%"/>
    </style:style>
    <style:style style:name="T6" style:parent-style-name="Zadanifontodlomka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7" style:parent-style-name="Zadanifontodlomka" style:family="text">
      <style:text-properties style:font-name="Times New Roman" style:font-name-complex="Times New Roman" fo:font-size="20pt" style:font-size-asian="20pt" style:font-size-complex="20pt"/>
    </style:style>
    <style:style style:name="T8" style:parent-style-name="Zadanifontodlomka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9" style:parent-style-name="Zadanifontodlomka" style:family="text">
      <style:text-properties style:font-name="Times New Roman" style:font-name-complex="Times New Roman" fo:font-style="italic" style:font-style-asian="italic" fo:font-size="20pt" style:font-size-asian="20pt" style:font-size-complex="20pt"/>
    </style:style>
    <style:style style:name="T10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T11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T12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P13" style:parent-style-name="Standard" style:family="paragraph">
      <style:paragraph-properties fo:line-height="150%"/>
    </style:style>
    <style:style style:name="T14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P15" style:parent-style-name="Standard" style:family="paragraph">
      <style:paragraph-properties fo:line-height="150%"/>
    </style:style>
    <style:style style:name="T16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P17" style:parent-style-name="Standard" style:family="paragraph">
      <style:text-properties style:font-name="Times New Roman" style:font-name-complex="Times New Roman"/>
    </style:style>
    <style:style style:name="T18" style:parent-style-name="Zadanifontodlomka" style:family="text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1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20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21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22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23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24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5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26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7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8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29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30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3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32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33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34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35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36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37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38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3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40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44" style:parent-style-name="Zadanifontodlomka" style:family="text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45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46" style:parent-style-name="Standard" style:family="paragraph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47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48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4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50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5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52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53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54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55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56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57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58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5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60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6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62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63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4" style:parent-style-name="Standard" style:family="paragraph">
      <style:text-properties style:font-name="Times New Roman" style:font-name-complex="Times New Roman" fo:font-weight="bold" style:font-weight-asian="bold"/>
    </style:style>
    <style:style style:name="P65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66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67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68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69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70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71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7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73" style:parent-style-name="Standard" style:family="paragraph">
      <style:paragraph-properties fo:line-height="150%"/>
    </style:style>
    <style:style style:name="T74" style:parent-style-name="Zadanifontodlomka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75" style:parent-style-name="Zadanifontodlomka" style:family="text">
      <style:text-properties style:font-name="Times New Roman" style:font-name-complex="Times New Roman" fo:font-size="20pt" style:font-size-asian="20pt" style:font-size-complex="20pt"/>
    </style:style>
    <style:style style:name="T76" style:parent-style-name="Zadanifontodlomka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77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P78" style:parent-style-name="Standard" style:family="paragraph">
      <style:paragraph-properties fo:line-height="150%"/>
    </style:style>
    <style:style style:name="T79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P80" style:parent-style-name="Standard" style:family="paragraph">
      <style:paragraph-properties fo:line-height="150%"/>
    </style:style>
    <style:style style:name="T81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20pt" style:font-size-asian="20pt" style:font-size-complex="20pt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T84" style:parent-style-name="Zadanifontodlomka" style:family="text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85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86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87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88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8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90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9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92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93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94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95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96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97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98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99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00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10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02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03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04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05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06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07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108" style:parent-style-name="Zadanifontodlomka" style:family="text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10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110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11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12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13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14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15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16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17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18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1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20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2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22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23" style:parent-style-name="Standard" style:family="paragraph">
      <style:text-properties style:font-name="Times New Roman" style:font-name-complex="Times New Roman" fo:font-weight="bold" style:font-weight-asian="bold" fo:font-style="italic" style:font-style-asian="italic" fo:font-size="18pt" style:font-size-asian="18pt" style:font-size-complex="18pt"/>
    </style:style>
    <style:style style:name="T124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25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26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27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28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29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30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31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32" style:parent-style-name="Standard" style:family="paragraph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133" style:parent-style-name="Standard" style:family="paragraph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134" style:parent-style-name="Standard" style:family="paragraph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135" style:parent-style-name="Standard" style:family="paragraph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136" style:parent-style-name="Zadanifontodlomka" style:family="text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137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138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39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40" style:parent-style-name="Standard" style:family="paragraph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14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42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43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44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45" style:parent-style-name="Standard" style:family="paragraph">
      <style:text-properties style:font-name="Times New Roman" style:font-name-complex="Times New Roman" fo:font-weight="bold" style:font-weight-asian="bold" fo:font-style="italic" style:font-style-asian="italic" fo:font-size="18pt" style:font-size-asian="18pt" style:font-size-complex="18pt"/>
    </style:style>
    <style:style style:name="T146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47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48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49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0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5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52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53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54" style:parent-style-name="Zadanifontodlomka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5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6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157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58" style:parent-style-name="Zadanifontodlomka" style:family="text">
      <style:text-properties style:font-name="Times New Roman" style:font-name-complex="Times New Roman" fo:font-weight="bold" style:font-weight-asian="bold" fo:font-style="italic" style:font-style-asian="italic" fo:font-size="18pt" style:font-size-asian="18pt" style:font-size-complex="18pt"/>
    </style:style>
    <style:style style:name="T159" style:parent-style-name="Zadanifontodlomka" style:family="text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160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161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62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3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4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65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T166" style:parent-style-name="Zadanifontodlomka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7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168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169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70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71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72" style:parent-style-name="Standard" style:family="paragraph">
      <style:paragraph-properties fo:line-height="150%"/>
    </style:style>
    <style:style style:name="T173" style:parent-style-name="Zadanifontodlomka" style:family="text">
      <style:text-properties style:font-name="Times New Roman" style:font-name-complex="Times New Roman" fo:font-style="italic" style:font-style-asian="italic" style:font-style-complex="italic" fo:font-size="18pt" style:font-size-asian="18pt" style:font-size-complex="18pt"/>
    </style:style>
    <style:style style:name="T174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75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76" style:parent-style-name="Zadanifontodlomka" style:family="text">
      <style:text-properties style:font-name="Times New Roman" style:font-name-complex="Times New Roman" fo:font-style="italic" style:font-style-asian="italic" style:font-style-complex="italic" fo:font-size="18pt" style:font-size-asian="18pt" style:font-size-complex="18pt"/>
    </style:style>
    <style:style style:name="P177" style:parent-style-name="Standard" style:family="paragraph">
      <style:paragraph-properties fo:line-height="150%"/>
    </style:style>
    <style:style style:name="T178" style:parent-style-name="Zadanifontodlomka" style:family="text">
      <style:text-properties style:font-name="Times New Roman" style:font-name-complex="Times New Roman" fo:font-style="italic" style:font-style-asian="italic" style:font-style-complex="italic" fo:font-size="18pt" style:font-size-asian="18pt" style:font-size-complex="18pt"/>
    </style:style>
    <style:style style:name="T179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80" style:parent-style-name="Zadanifontodlomka" style:family="text">
      <style:text-properties style:font-name="Times New Roman" style:font-name-complex="Times New Roman" fo:font-style="italic" style:font-style-asian="italic" style:font-style-complex="italic" fo:font-size="18pt" style:font-size-asian="18pt" style:font-size-complex="18pt"/>
    </style:style>
    <style:style style:name="T181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82" style:parent-style-name="Zadanifontodlomka" style:family="text">
      <style:text-properties style:font-name="Times New Roman" style:font-name-complex="Times New Roman" fo:font-style="italic" style:font-style-asian="italic" style:font-style-complex="italic" fo:font-size="18pt" style:font-size-asian="18pt" style:font-size-complex="18pt"/>
    </style:style>
    <style:style style:name="P183" style:parent-style-name="Standard" style:family="paragraph">
      <style:paragraph-properties fo:line-height="150%"/>
      <style:text-properties fo:font-weight="bold" style:font-weight-asian="bold" fo:font-style="italic" style:font-style-asian="italic" style:font-style-complex="italic" fo:font-size="15pt" style:font-size-asian="15pt" style:font-size-complex="15pt"/>
    </style:style>
    <style:style style:name="P184" style:parent-style-name="Standard" style:family="paragraph">
      <style:text-properties fo:font-weight="bold" style:font-weight-asian="bold" fo:font-size="15pt" style:font-size-asian="15pt" style:font-size-complex="15pt"/>
    </style:style>
  </office:automatic-styles>
  <office:body>
    <office:text text:use-soft-page-breaks="true">
      <text:p text:style-name="P1">Futur I. pasivni</text:p>
      <text:p text:style-name="P2"/>
      <text:p text:style-name="P3">Tvorba: Za glagole I. i II. Konjugacije:</text:p>
      <text:p text:style-name="P4"/>
      <text:p text:style-name="P5"><text:span text:style-name="T6">Prezentska osnova</text:span><text:span text:style-name="T7"><text:s/>+ <text:s text:c="11"/></text:span><text:span text:style-name="T8"><text:s/>-</text:span><text:span text:style-name="T9"><text:s/></text:span><text:span text:style-name="T10">bor <text:s text:c="10"/></text:span><text:span text:style-name="T11"><text:s/></text:span><text:span text:style-name="T12"><text:s/>- bimur</text:span></text:p>
      <text:p text:style-name="P13"><text:span text:style-name="T14"><text:s text:c="48"/>- beris <text:s text:c="9"/>- <text:s/>bimini</text:span></text:p>
      <text:p text:style-name="P15"><text:span text:style-name="T16"><text:s text:c="48"/>- bitur <text:s text:c="9"/>- buntur</text:span></text:p>
      <text:p text:style-name="P17"/>
      <text:p text:style-name="Standard"><text:span text:style-name="T18">laudo</text:span><text:span text:style-name="T19"><text:s/>1. - hvaliti</text:span></text:p>
      <text:p text:style-name="P20"/>
      <text:p text:style-name="P21">Sg. <text:s text:c="51"/><text:s text:c="3"/>Pl.</text:p>
      <text:p text:style-name="P22"><text:s text:c="44"/></text:p>
      <text:p text:style-name="Standard"><text:span text:style-name="T23">1. lauda -<text:s/></text:span><text:span text:style-name="T24">bor<text:s/></text:span><text:span text:style-name="T25">(bit ću hvaljen)</text:span><text:span text:style-name="T26"><text:s text:c="11"/></text:span><text:span text:style-name="T27"><text:s/></text:span><text:span text:style-name="T28"><text:s/>1. lauda -<text:s/></text:span><text:span text:style-name="T29">bimur</text:span></text:p>
      <text:p text:style-name="P30"/>
      <text:p text:style-name="Standard"><text:span text:style-name="T31">2. lauda</text:span><text:span text:style-name="T32"><text:s/>- beris <text:s text:c="14"/></text:span><text:span text:style-name="T33"><text:s text:c="21"/></text:span><text:span text:style-name="T34">2. lauda -<text:s/></text:span><text:span text:style-name="T35">bimini</text:span></text:p>
      <text:p text:style-name="P36"><text:s text:c="19"/></text:p>
      <text:p text:style-name="Standard"><text:span text:style-name="T37">3. lauda -<text:s/></text:span><text:span text:style-name="T38">bitur <text:s text:c="34"/></text:span><text:span text:style-name="T39"><text:s/>3. lauda -<text:s/></text:span><text:span text:style-name="T40">buntur</text:span></text:p>
      <text:p text:style-name="P41"/>
      <text:p text:style-name="P42"/>
      <text:p text:style-name="P43"/>
      <text:p text:style-name="Standard"><text:span text:style-name="T44">moneo</text:span><text:span text:style-name="T45"><text:s/>2. - opominjati</text:span></text:p>
      <text:p text:style-name="P46"/>
      <text:p text:style-name="P47">Sg.<text:s/><text:s text:c="58"/>Pl.</text:p>
      <text:p text:style-name="P48"><text:s text:c="42"/></text:p>
      <text:p text:style-name="Standard"><text:span text:style-name="T49">1. mone -<text:s/></text:span><text:span text:style-name="T50">bor</text:span><text:span text:style-name="T51"><text:s text:c="2"/>(bit ću opomenut) <text:s text:c="10"/>1. mone -<text:s/></text:span><text:span text:style-name="T52">bimur</text:span></text:p>
      <text:p text:style-name="P53"/>
      <text:p text:style-name="Standard"><text:span text:style-name="T54">2. mone - <text:s/></text:span><text:span text:style-name="T55">beris</text:span><text:span text:style-name="T56"><text:s text:c="38"/>2. mone -<text:s/></text:span><text:span text:style-name="T57">bimini</text:span></text:p>
      <text:p text:style-name="P58"/>
      <text:p text:style-name="Standard"><text:span text:style-name="T59">3. mone - <text:s text:c="2"/></text:span><text:span text:style-name="T60">bitur</text:span><text:span text:style-name="T61"><text:s text:c="2"/></text:span><text:span text:style-name="T62"><text:s text:c="35"/>3.mone -<text:s/></text:span><text:span text:style-name="T63">buntur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Za glagole III. i IV. Konjugacije:</text:p>
      <text:p text:style-name="P72"/>
      <text:p text:style-name="P73"><text:span text:style-name="T74">Prezentska osnova</text:span><text:span text:style-name="T75"><text:s text:c="7"/>+ <text:s text:c="5"/></text:span><text:span text:style-name="T76">-<text:s/></text:span><text:span text:style-name="T77">ar <text:s text:c="10"/>- emur</text:span></text:p>
      <text:p text:style-name="P78"><text:span text:style-name="T79"><text:s text:c="46"/>- eris <text:s text:c="8"/>- emini</text:span></text:p>
      <text:p text:style-name="P80"><text:span text:style-name="T81"><text:s text:c="45"/>- etur <text:s text:c="8"/>- entur</text:span></text:p>
      <text:p text:style-name="P82"/>
      <text:p text:style-name="P83"/>
      <text:p text:style-name="Standard"><text:span text:style-name="T84">scribo</text:span><text:span text:style-name="T85"><text:s/>3. - pisati</text:span></text:p>
      <text:p text:style-name="P86"/>
      <text:p text:style-name="P87">Sg. <text:s text:c="66"/>Pl.</text:p>
      <text:p text:style-name="P88"/>
      <text:p text:style-name="Standard"><text:span text:style-name="T89">1. scrib -<text:s/></text:span><text:span text:style-name="T90">ar</text:span><text:span text:style-name="T91"><text:s/>(bit ću pisan) <text:s text:c="30"/>1. scrib -<text:s/></text:span><text:span text:style-name="T92">emur</text:span><text:span text:style-name="T93"><text:s text:c="17"/></text:span><text:span text:style-name="T94"><text:s text:c="33"/></text:span></text:p>
      <text:p text:style-name="P95"/>
      <text:p text:style-name="Standard"><text:span text:style-name="T96">2. scrib -<text:s/></text:span><text:span text:style-name="T97">eris <text:s text:c="49"/></text:span><text:span text:style-name="T98">2. scrib -<text:s/></text:span><text:span text:style-name="T99">emini</text:span></text:p>
      <text:p text:style-name="P100"/>
      <text:p text:style-name="Standard"><text:span text:style-name="T101">3. scrib -<text:s/></text:span><text:span text:style-name="T102">etur <text:s text:c="19"/></text:span><text:span text:style-name="T103"><text:s text:c="29"/>3. scrib -<text:s/></text:span><text:span text:style-name="T104">entur</text:span></text:p>
      <text:p text:style-name="P105"/>
      <text:p text:style-name="P106"/>
      <text:p text:style-name="P107"/>
      <text:p text:style-name="Standard"><text:span text:style-name="T108">capio<text:s/></text:span><text:span text:style-name="T109">3. - osvajati, otimati</text:span></text:p>
      <text:p text:style-name="P110"/>
      <text:p text:style-name="P111">Sg. <text:s text:c="20"/><text:s text:c="38"/>Pl.</text:p>
      <text:p text:style-name="P112"/>
      <text:p text:style-name="Standard"><text:span text:style-name="T113">1. capi -<text:s/></text:span><text:span text:style-name="T114">ar<text:s/></text:span><text:span text:style-name="T115">(bit ću osvajan, otet)</text:span><text:span text:style-name="T116"><text:s text:c="13"/>1. capi -<text:s/></text:span><text:span text:style-name="T117">emur</text:span></text:p>
      <text:p text:style-name="P118"/>
      <text:p text:style-name="Standard"><text:span text:style-name="T119">2. capi -<text:s/></text:span><text:span text:style-name="T120">eris</text:span><text:span text:style-name="T121"><text:s text:c="46"/>2. capi -<text:s/></text:span><text:span text:style-name="T122">emini</text:span></text:p>
      <text:p text:style-name="P123"/>
      <text:p text:style-name="Standard"><text:span text:style-name="T124">3. capi -<text:s/></text:span><text:span text:style-name="T125">etur <text:s text:c="44"/></text:span><text:span text:style-name="T126">3. capi -<text:s/></text:span><text:span text:style-name="T127">en</text:span><text:span text:style-name="T128">tur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Standard"><text:span text:style-name="T136">audio</text:span><text:span text:style-name="T137"><text:s/>4. - slušati</text:span></text:p>
      <text:p text:style-name="P138"/>
      <text:p text:style-name="P139">Sg. <text:s text:c="59"/>Pl.</text:p>
      <text:p text:style-name="P140"/>
      <text:p text:style-name="Standard"><text:span text:style-name="T141">1. audi -<text:s/></text:span><text:span text:style-name="T142">ar</text:span><text:span text:style-name="T143"><text:s/>(bit ću <text:s/>slušan) <text:s text:c="27"/>1. audi -<text:s/></text:span><text:span text:style-name="T144">emur</text:span></text:p>
      <text:p text:style-name="P145"/>
      <text:p text:style-name="Standard"><text:span text:style-name="T146">2. audi -<text:s/></text:span><text:span text:style-name="T147">eris</text:span><text:span text:style-name="T148"><text:s text:c="50"/>2. audi -<text:s/></text:span><text:span text:style-name="T149">emini</text:span></text:p>
      <text:p text:style-name="P150"/>
      <text:p text:style-name="Standard"><text:span text:style-name="T151">3.audi -<text:s/></text:span><text:span text:style-name="T152">etur <text:s text:c="49"/></text:span><text:span text:style-name="T153">3. audi -<text:s/></text:span><text:span text:style-name="T154">entur</text:span></text:p>
      <text:p text:style-name="P155"/>
      <text:p text:style-name="P156"/>
      <text:p text:style-name="Standard"><text:span text:style-name="T157">Glagol</text:span><text:span text:style-name="T158"><text:s/></text:span><text:span text:style-name="T159">sum, esse, fui</text:span><text:span text:style-name="T160"><text:s/>- biti - PASIVA NEMA!</text:span></text:p>
      <text:p text:style-name="P161"/>
      <text:p text:style-name="P162"/>
      <text:p text:style-name="P163"/>
      <text:p text:style-name="P164"/>
      <text:p text:style-name="P165"/>
      <text:p text:style-name="Standard"><text:span text:style-name="T166">Vježba –<text:s/></text:span><text:span text:style-name="T167">exercitatio</text:span><text:span text:style-name="T168">:</text:span></text:p>
      <text:p text:style-name="P169"/>
      <text:p text:style-name="P170">1. Napiši futur I. Glagola</text:p>
      <text:p text:style-name="P171"/>
      <text:p text:style-name="P172"><text:span text:style-name="T173">Rogo 1.<text:s/></text:span><text:span text:style-name="T174">-</text:span><text:span text:style-name="T175"><text:s/>pitati <text:s text:c="16"/></text:span><text:span text:style-name="T176">Doceo 2. <text:s text:c="13"/>Dico 3. <text:s text:c="19"/></text:span></text:p>
      <text:p text:style-name="P177"><text:span text:style-name="T178">Facio 3. -<text:s/></text:span><text:span text:style-name="T179">raditi <text:s text:c="15"/></text:span><text:span text:style-name="T180">Punio 4.</text:span><text:span text:style-name="T181"><text:s text:c="15"/></text:span><text:span text:style-name="T182">Lego 3.</text:span></text:p>
      <text:p text:style-name="P183"/>
      <text:p text:style-name="P1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e Zubčić</dc:creator>
    <meta:creation-date>2020-11-30T10:59:00Z</meta:creation-date>
    <dc:date>2021-02-01T15:52:00Z</dc:date>
    <meta:template xlink:href="Normal" xlink:type="simple"/>
    <meta:editing-cycles>3</meta:editing-cycles>
    <meta:editing-duration>PT960S</meta:editing-duration>
    <meta:document-statistic meta:page-count="3" meta:paragraph-count="4" meta:word-count="368" meta:character-count="2465" meta:row-count="17" meta:non-whitespace-character-count="2101"/>
  </office:meta>
</office:document-meta>
</file>